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8701in"/>
    </style:style>
    <style:style style:name="co3" style:family="table-column">
      <style:table-column-properties fo:break-before="auto" style:column-width="5.9354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1.1339in"/>
    </style:style>
    <style:style style:name="co6" style:family="table-column">
      <style:table-column-properties fo:break-before="auto" style:column-width="0.5945in"/>
    </style:style>
    <style:style style:name="co7" style:family="table-column">
      <style:table-column-properties fo:break-before="auto" style:column-width="0.848in"/>
    </style:style>
    <style:style style:name="co8" style:family="table-column">
      <style:table-column-properties fo:break-before="auto" style:column-width="7.3228in"/>
    </style:style>
    <style:style style:name="co9" style:family="table-column">
      <style:table-column-properties fo:break-before="auto" style:column-width="0.7709in"/>
    </style:style>
    <style:style style:name="co10" style:family="table-column">
      <style:table-column-properties fo:break-before="auto" style:column-width="0.748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0.6055in"/>
    </style:style>
    <style:style style:name="co13" style:family="table-column">
      <style:table-column-properties fo:break-before="auto" style:column-width="5.1535in"/>
    </style:style>
    <style:style style:name="co14" style:family="table-column">
      <style:table-column-properties fo:break-before="auto" style:column-width="0.7819in"/>
    </style:style>
    <style:style style:name="co15" style:family="table-column">
      <style:table-column-properties fo:break-before="auto" style:column-width="3.5236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1.0457in"/>
    </style:style>
    <style:style style:name="co18" style:family="table-column">
      <style:table-column-properties fo:break-before="auto" style:column-width="0.9472in"/>
    </style:style>
    <style:style style:name="co19" style:family="table-column">
      <style:table-column-properties fo:break-before="auto" style:column-width="0.6984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BaselineTest">
      <style:table-properties table:display="true" style:writing-mode="lr-tb"/>
    </style:style>
    <style:style style:name="ta2" style:family="table" style:master-page-name="PageStyle_5f_AdvancedSzenarios">
      <style:table-properties table:display="true" style:writing-mode="lr-tb"/>
    </style:style>
    <style:style style:name="ta3" style:family="table" style:master-page-name="PageStyle_5f_Config">
      <style:table-properties table:display="true" style:writing-mode="lr-tb"/>
    </style:style>
    <style:style style:name="ta4" style:family="table" style:master-page-name="PageStyle_5f_ContactFieldsVCard">
      <style:table-properties table:display="true" style:writing-mode="lr-tb"/>
    </style:style>
    <style:style style:name="ta5" style:family="table" style:master-page-name="PageStyle_5f_ContactFieldsXML">
      <style:table-properties table:display="true" style:writing-mode="lr-tb"/>
    </style:style>
    <style:style style:name="ta6" style:family="table" style:master-page-name="PageStyle_5f_CalendarFieldsICal">
      <style:table-properties table:display="true" style:writing-mode="lr-tb"/>
    </style:style>
    <style:style style:name="ta7" style:family="table" style:master-page-name="PageStyle_5f_CalendarFieldsXML">
      <style:table-properties table:display="true" style:writing-mode="lr-tb"/>
    </style:style>
    <style:style style:name="ta8" style:family="table" style:master-page-name="PageStyle_5f_TaskFieldICal">
      <style:table-properties table:display="true" style:writing-mode="lr-tb"/>
    </style:style>
    <style:style style:name="ta9" style:family="table" style:master-page-name="PageStyle_5f_TaskFieldsXML">
      <style:table-properties table:display="true" style:writing-mode="lr-tb"/>
    </style:style>
    <style:style style:name="ta10" style:family="table" style:master-page-name="PageStyle_5f_Stat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28in"/>
    </style:style>
    <style:style style:name="ce2" style:family="table-cell" style:parent-style-name="Default" style:data-style-name="N100">
      <style:table-cell-properties fo:border-bottom="0.91pt solid #1f1c1b" fo:background-color="#3366ff" style:diagonal-bl-tr="none" style:diagonal-tl-br="none" fo:border-left="0.91pt solid #1f1c1b" fo:padding="0.028in" fo:border-right="none" style:rotation-align="none" fo:border-top="0.91pt solid #1f1c1b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order-bottom="0.31pt dotted #1f1c1b" style:diagonal-bl-tr="none" style:diagonal-tl-br="none" fo:border-left="0.31pt dotted #1f1c1b" fo:padding="0.028in" fo:border-right="0.31pt dotted #1f1c1b" style:rotation-align="none" fo:border-top="0.91pt solid #1f1c1b"/>
    </style:style>
    <style:style style:name="ce4" style:family="table-cell" style:parent-style-name="Default" style:data-style-name="N100">
      <style:table-cell-properties style:diagonal-bl-tr="none" style:diagonal-tl-br="none" fo:border="0.31pt dotted #1f1c1b" fo:padding="0.028in" style:rotation-align="none"/>
    </style:style>
    <style:style style:name="ce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00">
      <style:table-cell-properties fo:border-bottom="0.91pt solid #1f1c1b" fo:background-color="#3366ff" style:diagonal-bl-tr="none" style:diagonal-tl-br="none" fo:border-left="none" fo:padding="0.028in" fo:border-right="none" style:rotation-align="none" fo:border-top="0.91pt solid #1f1c1b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0.91pt solid #1f1c1b" fo:background-color="#3366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5120">
      <style:table-cell-properties fo:padding="0.028in"/>
    </style:style>
    <style:style style:name="ce10" style:family="table-cell" style:parent-style-name="Default" style:data-style-name="N5120">
      <style:table-cell-properties style:glyph-orientation-vertical="0" fo:border-bottom="0.91pt solid #1f1c1b" fo:background-color="#3366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5120">
      <style:table-cell-properties fo:border-bottom="0.31pt dotted #1f1c1b" style:diagonal-bl-tr="none" style:diagonal-tl-br="none" fo:border-left="0.31pt dotted #1f1c1b" fo:padding="0.028in" fo:border-right="0.31pt dotted #1f1c1b" style:rotation-align="none" fo:border-top="0.91pt solid #1f1c1b"/>
    </style:style>
    <style:style style:name="ce12" style:family="table-cell" style:parent-style-name="Default" style:data-style-name="N5120">
      <style:table-cell-properties style:diagonal-bl-tr="none" style:diagonal-tl-br="none" fo:border="0.31pt dotted #1f1c1b" fo:padding="0.028in" style:rotation-align="none"/>
    </style:style>
    <style:style style:name="ce13" style:family="table-cell" style:parent-style-name="Default">
      <style:table-cell-properties style:glyph-orientation-vertical="0" fo:border-bottom="0.91pt solid #1f1c1b" fo:background-color="#3366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fo:border-bottom="0.31pt dotted #1f1c1b" style:diagonal-bl-tr="none" style:diagonal-tl-br="none" fo:border-left="0.31pt dotted #1f1c1b" fo:padding="0.028in" fo:border-right="0.31pt dotted #1f1c1b" style:rotation-align="none" fo:border-top="0.91pt solid #1f1c1b"/>
      <style:map style:condition="cell-content()=&quot;Blocked&quot;" style:apply-style-name="Excel_5f_CondFormat_5f_1_5f_1_5f_1" style:base-cell-address="BaselineTest.G3"/>
      <style:map style:condition="cell-content()=&quot;Passed&quot;" style:apply-style-name="Excel_5f_CondFormat_5f_1_5f_1_5f_2" style:base-cell-address="BaselineTest.G3"/>
      <style:map style:condition="cell-content()=&quot;NotSupported&quot;" style:apply-style-name="Excel_5f_CondFormat_5f_1_5f_1_5f_3" style:base-cell-address="BaselineTest.G3"/>
    </style:style>
    <style:style style:name="ce15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1_5f_1_5f_1" style:base-cell-address="BaselineTest.G3"/>
      <style:map style:condition="cell-content()=&quot;Passed&quot;" style:apply-style-name="Excel_5f_CondFormat_5f_1_5f_1_5f_2" style:base-cell-address="BaselineTest.G3"/>
      <style:map style:condition="cell-content()=&quot;NotSupported&quot;" style:apply-style-name="Excel_5f_CondFormat_5f_1_5f_1_5f_3" style:base-cell-address="BaselineTest.G3"/>
    </style:style>
    <style:style style:name="ce16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2_5f_1_5f_1" style:base-cell-address="AdvancedSzenarios.G3"/>
      <style:map style:condition="cell-content()=&quot;Passed&quot;" style:apply-style-name="Excel_5f_CondFormat_5f_2_5f_1_5f_2" style:base-cell-address="AdvancedSzenarios.G3"/>
      <style:map style:condition="cell-content()=&quot;NotSupported&quot;" style:apply-style-name="Excel_5f_CondFormat_5f_2_5f_1_5f_3" style:base-cell-address="AdvancedSzenarios.G3"/>
    </style:style>
    <style:style style:name="ce17" style:family="table-cell" style:parent-style-name="Default" style:data-style-name="N100">
      <style:table-cell-properties style:glyph-orientation-vertical="0" fo:border-bottom="0.91pt solid #1f1c1b" fo:background-color="#3366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1f1c1b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5120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3_5f_1_5f_1" style:base-cell-address="Config.G3"/>
      <style:map style:condition="cell-content()=&quot;Passed&quot;" style:apply-style-name="Excel_5f_CondFormat_5f_3_5f_1_5f_2" style:base-cell-address="Config.G3"/>
      <style:map style:condition="cell-content()=&quot;NotSupported&quot;" style:apply-style-name="Excel_5f_CondFormat_5f_3_5f_1_5f_3" style:base-cell-address="Config.G3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4_5f_1_5f_1" style:base-cell-address="ContactFieldsVCard.E3"/>
      <style:map style:condition="cell-content()=&quot;Passed&quot;" style:apply-style-name="Excel_5f_CondFormat_5f_4_5f_1_5f_2" style:base-cell-address="ContactFieldsVCard.E3"/>
      <style:map style:condition="cell-content()=&quot;NotSupported&quot;" style:apply-style-name="Excel_5f_CondFormat_5f_4_5f_1_5f_3" style:base-cell-address="ContactFieldsVCard.E3"/>
    </style:style>
    <style:style style:name="ce23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5_5f_1_5f_1" style:base-cell-address="ContactFieldsXML.E3"/>
      <style:map style:condition="cell-content()=&quot;Passed&quot;" style:apply-style-name="Excel_5f_CondFormat_5f_5_5f_1_5f_2" style:base-cell-address="ContactFieldsXML.E3"/>
      <style:map style:condition="cell-content()=&quot;NotSupported&quot;" style:apply-style-name="Excel_5f_CondFormat_5f_5_5f_1_5f_3" style:base-cell-address="ContactFieldsXML.E3"/>
    </style:style>
    <style:style style:name="ce24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6_5f_1_5f_1" style:base-cell-address="CalendarFieldsICal.E3"/>
      <style:map style:condition="cell-content()=&quot;Passed&quot;" style:apply-style-name="Excel_5f_CondFormat_5f_6_5f_1_5f_2" style:base-cell-address="CalendarFieldsICal.E3"/>
      <style:map style:condition="cell-content()=&quot;NotSupported&quot;" style:apply-style-name="Excel_5f_CondFormat_5f_6_5f_1_5f_3" style:base-cell-address="CalendarFieldsICal.E3"/>
    </style:style>
    <style:style style:name="ce25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7_5f_1_5f_1" style:base-cell-address="CalendarFieldsXML.E3"/>
      <style:map style:condition="cell-content()=&quot;Passed&quot;" style:apply-style-name="Excel_5f_CondFormat_5f_7_5f_1_5f_2" style:base-cell-address="CalendarFieldsXML.E3"/>
      <style:map style:condition="cell-content()=&quot;NotSupported&quot;" style:apply-style-name="Excel_5f_CondFormat_5f_7_5f_1_5f_3" style:base-cell-address="CalendarFieldsXML.E3"/>
    </style:style>
    <style:style style:name="ce26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8_5f_1_5f_1" style:base-cell-address="TaskFieldICal.E3"/>
      <style:map style:condition="cell-content()=&quot;Passed&quot;" style:apply-style-name="Excel_5f_CondFormat_5f_8_5f_1_5f_2" style:base-cell-address="TaskFieldICal.E3"/>
      <style:map style:condition="cell-content()=&quot;NotSupported&quot;" style:apply-style-name="Excel_5f_CondFormat_5f_8_5f_1_5f_3" style:base-cell-address="TaskFieldICal.E3"/>
    </style:style>
    <style:style style:name="ce27" style:family="table-cell" style:parent-style-name="Default">
      <style:table-cell-properties style:diagonal-bl-tr="none" style:diagonal-tl-br="none" fo:border="0.31pt dotted #1f1c1b" fo:padding="0.028in" style:rotation-align="none"/>
      <style:map style:condition="cell-content()=&quot;Blocked&quot;" style:apply-style-name="Excel_5f_CondFormat_5f_9_5f_1_5f_1" style:base-cell-address="TaskFieldsXML.E3"/>
      <style:map style:condition="cell-content()=&quot;Passed&quot;" style:apply-style-name="Excel_5f_CondFormat_5f_9_5f_1_5f_2" style:base-cell-address="TaskFieldsXML.E3"/>
      <style:map style:condition="cell-content()=&quot;NotSupported&quot;" style:apply-style-name="Excel_5f_CondFormat_5f_9_5f_1_5f_3" style:base-cell-address="TaskFieldsXML.E3"/>
    </style:style>
    <style:style style:name="ce28" style:family="table-cell" style:parent-style-name="Default">
      <style:table-cell-properties fo:background-color="#ffff99" fo:padding="0.028in"/>
    </style:style>
    <style:style style:name="ce29" style:family="table-cell" style:parent-style-name="Default">
      <style:table-cell-properties fo:background-color="#ff8080" fo:padding="0.028in"/>
    </style:style>
    <style:style style:name="ce30" style:family="table-cell" style:parent-style-name="Default">
      <style:table-cell-properties fo:background-color="#ccffcc" fo:padding="0.028in"/>
    </style:style>
    <style:style style:name="ce31" style:family="table-cell" style:parent-style-name="Default">
      <style:table-cell-properties fo:background-color="#ccffff" fo:padding="0.028in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Status)" table:allow-empty-cell="true" table:display-list="unsorted" table:base-cell-address="BaselineTest.G3">
          <table:error-message table:message-type="stop" table:display="true"/>
        </table:content-validation>
        <table:content-validation table:name="val2" table:condition="of:cell-content-is-in-list([BaselineTest.$#REF!$#REF!:BaselineTest.$#REF!$#REF!])" table:allow-empty-cell="true" table:display-list="unsorted" table:base-cell-address="BaselineTest.G18">
          <table:error-message table:message-type="stop" table:display="true"/>
        </table:content-validation>
        <table:content-validation table:name="val3" table:condition="of:cell-content-is-in-list(Status)" table:allow-empty-cell="true" table:display-list="unsorted" table:base-cell-address="AdvancedSzenarios.G3">
          <table:error-message table:message-type="stop" table:display="true"/>
        </table:content-validation>
        <table:content-validation table:name="val4" table:condition="of:cell-content-is-in-list(Status)" table:allow-empty-cell="true" table:display-list="unsorted" table:base-cell-address="Config.G3">
          <table:error-message table:message-type="stop" table:display="true"/>
        </table:content-validation>
        <table:content-validation table:name="val5" table:condition="of:cell-content-is-in-list([Config.$L$2:Config.$L$4])" table:allow-empty-cell="true" table:display-list="unsorted" table:base-cell-address="Config.G22">
          <table:error-message table:message-type="stop" table:display="true"/>
        </table:content-validation>
        <table:content-validation table:name="val6" table:condition="of:cell-content-is-in-list(StatusField)" table:allow-empty-cell="true" table:display-list="unsorted" table:base-cell-address="ContactFieldsVCard.E3">
          <table:error-message table:message-type="stop" table:display="true"/>
        </table:content-validation>
        <table:content-validation table:name="val7" table:condition="of:cell-content-is-in-list(StatusField)" table:allow-empty-cell="true" table:display-list="unsorted" table:base-cell-address="ContactFieldsXML.E3">
          <table:error-message table:message-type="stop" table:display="true"/>
        </table:content-validation>
        <table:content-validation table:name="val8" table:condition="of:cell-content-is-in-list(StatusField)" table:allow-empty-cell="true" table:display-list="unsorted" table:base-cell-address="CalendarFieldsICal.E3">
          <table:error-message table:message-type="stop" table:display="true"/>
        </table:content-validation>
        <table:content-validation table:name="val9" table:condition="of:cell-content-is-in-list(StatusField)" table:allow-empty-cell="true" table:display-list="unsorted" table:base-cell-address="CalendarFieldsXML.E3">
          <table:error-message table:message-type="stop" table:display="true"/>
        </table:content-validation>
        <table:content-validation table:name="val10" table:condition="of:cell-content-is-in-list(StatusField)" table:allow-empty-cell="true" table:display-list="unsorted" table:base-cell-address="TaskFieldICal.E3">
          <table:error-message table:message-type="stop" table:display="true"/>
        </table:content-validation>
        <table:content-validation table:name="val11" table:condition="of:cell-content-is-in-list(StatusField)" table:allow-empty-cell="true" table:display-list="unsorted" table:base-cell-address="TaskFieldsXML.E3">
          <table:error-message table:message-type="stop" table:display="true"/>
        </table:content-validation>
      </table:content-validations>
      <table:table table:name="Baseline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9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est Case #</text:p>
          </table:table-cell>
          <table:table-cell table:style-name="ce7" office:value-type="string">
            <text:p>Decription</text:p>
          </table:table-cell>
          <table:table-cell table:style-name="ce8" office:value-type="string">
            <text:p>AssignedTo</text:p>
          </table:table-cell>
          <table:table-cell table:style-name="ce8" office:value-type="string">
            <text:p>Bug#</text:p>
          </table:table-cell>
          <table:table-cell table:style-name="ce10" office:value-type="string">
            <text:p>Execution Date</text:p>
          </table:table-cell>
          <table:table-cell table:style-name="ce13" office:value-type="string">
            <text:p>Status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>
            <text:p>2.1</text:p>
          </table:table-cell>
          <table:table-cell table:style-name="ce3" office:value-type="string">
            <text:p>Create new Contact - Synchronize - Add to Server and local Folder</text:p>
          </table:table-cell>
          <table:table-cell table:style-name="ce3" table:number-columns-repeated="2"/>
          <table:table-cell table:style-name="ce11"/>
          <table:table-cell table:style-name="ce14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2</text:p>
          </table:table-cell>
          <table:table-cell table:style-name="ce4" office:value-type="string">
            <text:p>Create new Calendar Entry - Synchronize - Add to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3</text:p>
          </table:table-cell>
          <table:table-cell table:style-name="ce4" office:value-type="string">
            <text:p>Create new Task - Synchronize - Add to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4</text:p>
          </table:table-cell>
          <table:table-cell table:style-name="ce4" office:value-type="string">
            <text:p>Update Contact - Synchronize - Update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5</text:p>
          </table:table-cell>
          <table:table-cell table:style-name="ce4" office:value-type="string">
            <text:p>Update Calendar Entry - Synchronize - Update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6</text:p>
          </table:table-cell>
          <table:table-cell table:style-name="ce4" office:value-type="string">
            <text:p>Update Task - Synchronize - Update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7</text:p>
          </table:table-cell>
          <table:table-cell table:style-name="ce4" office:value-type="string">
            <text:p>Delete Contact - Synchronize - Delete on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8</text:p>
          </table:table-cell>
          <table:table-cell table:style-name="ce4" office:value-type="string">
            <text:p>Delete Calendar Entry - Synchronize - Delete on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9</text:p>
          </table:table-cell>
          <table:table-cell table:style-name="ce4" office:value-type="string">
            <text:p>Delete Task - Synchronize - Delete on Server and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10</text:p>
          </table:table-cell>
          <table:table-cell table:style-name="ce4" office:value-type="string">
            <text:p>Synchronize - New Contact on Server - Contact is loaded from Serv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11</text:p>
          </table:table-cell>
          <table:table-cell table:style-name="ce4" office:value-type="string">
            <text:p>Synchronize - New Calendar Entry on Server - Calendar Entry is loaded from Serv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12</text:p>
          </table:table-cell>
          <table:table-cell table:style-name="ce4" office:value-type="string">
            <text:p>Synchronize - New Task on Server - Task is loaded from Serv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13</text:p>
          </table:table-cell>
          <table:table-cell table:style-name="ce4" office:value-type="string">
            <text:p>Contact deleted on Server - Synchronize - Delete Contact on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14</text:p>
          </table:table-cell>
          <table:table-cell table:style-name="ce4" office:value-type="string">
            <text:p>Calendar Entry deleted on Server - Synchronize - Delete Calendar Entry on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2.15</text:p>
          </table:table-cell>
          <table:table-cell table:style-name="ce4" office:value-type="string">
            <text:p>Task deleted on Server - Synchronize - Delete Task on local Folder</text:p>
          </table:table-cell>
          <table:table-cell table:style-name="ce4" table:number-columns-repeated="2"/>
          <table:table-cell table:style-name="ce12"/>
          <table:table-cell table:style-name="ce15" table:content-validation-name="val1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4"/>
          <table:table-cell table:content-validation-name="val2"/>
          <table:table-cell table:number-columns-repeated="1017"/>
        </table:table-row>
        <table:table-row table:style-name="ro2">
          <table:table-cell/>
          <table:table-cell table:style-name="ce6"/>
          <table:table-cell table:number-columns-repeated="4"/>
          <table:table-cell table:content-validation-name="val2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vancedSzenarios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9"/>
        <table:table-column table:style-name="co12" table:default-cell-style-name="Default"/>
        <table:table-column table:style-name="co4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est Case #</text:p>
          </table:table-cell>
          <table:table-cell table:style-name="ce7" office:value-type="string">
            <text:p>Decription</text:p>
          </table:table-cell>
          <table:table-cell table:style-name="ce8" office:value-type="string">
            <text:p>Assigned</text:p>
          </table:table-cell>
          <table:table-cell table:style-name="ce8" office:value-type="string">
            <text:p>Bug#</text:p>
          </table:table-cell>
          <table:table-cell table:style-name="ce10" office:value-type="string">
            <text:p>Execution Date</text:p>
          </table:table-cell>
          <table:table-cell table:style-name="ce13" office:value-type="string">
            <text:p>Status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>
            <text:p>3.1</text:p>
          </table:table-cell>
          <table:table-cell table:style-name="ce3" office:value-type="string">
            <text:p>Create new Contact, Calendar Entry &amp; Task - Synchronize - Add all to Server and local Folder</text:p>
          </table:table-cell>
          <table:table-cell table:style-name="ce3" table:number-columns-repeated="2"/>
          <table:table-cell table:style-name="ce11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2</text:p>
          </table:table-cell>
          <table:table-cell table:style-name="ce4" office:value-type="string">
            <text:p>Update Contact, Calendar Entry &amp; Task - Synchronize - Update Server and local fold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3</text:p>
          </table:table-cell>
          <table:table-cell table:style-name="ce4" office:value-type="string">
            <text:p>Delete Contact, Calendar Entry &amp; Task - Synchronize - Delete on Server and local fold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4</text:p>
          </table:table-cell>
          <table:table-cell table:style-name="ce4" office:value-type="string">
            <text:p>Synchronize - New Contact, Calendar Entry &amp; Task available on Server - downloaded from Serv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5</text:p>
          </table:table-cell>
          <table:table-cell table:style-name="ce4" office:value-type="string">
            <text:p>Contact, Calendar Entry &amp; Task Deleted from Server - Synchronize - delete on Client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6</text:p>
          </table:table-cell>
          <table:table-cell table:style-name="ce4" office:value-type="string">
            <text:p>New Contact on Client and Server - Synchronize - Add one to Server and two on Client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7</text:p>
          </table:table-cell>
          <table:table-cell table:style-name="ce4" office:value-type="string">
            <text:p>New Calendar Entry on Client and Server - Synchronize - Add one to Server and two on Client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8</text:p>
          </table:table-cell>
          <table:table-cell table:style-name="ce4" office:value-type="string">
            <text:p>New Task on Client and Server - Synchronize - Add one to Server and two on Client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9</text:p>
          </table:table-cell>
          <table:table-cell table:style-name="ce4" office:value-type="string">
            <text:p>Contact - new version on Client and Server- Server more up to date - Synchronize Server to Client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0</text:p>
          </table:table-cell>
          <table:table-cell table:style-name="ce4" office:value-type="string">
            <text:p>Calendar Entry - new version on Client and Server- Server more up to date - Synchronize Server to Client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1</text:p>
          </table:table-cell>
          <table:table-cell table:style-name="ce4" office:value-type="string">
            <text:p>Task - new version on Client and Server- Server more up to date - Synchronize Server to Client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2</text:p>
          </table:table-cell>
          <table:table-cell table:style-name="ce4" office:value-type="string">
            <text:p>Contact - - New version on Client and Server - Client more up to date - Synchronize Client to Serv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3</text:p>
          </table:table-cell>
          <table:table-cell table:style-name="ce4" office:value-type="string">
            <text:p>Calendar Entry - - New version on Client and Server - Client more up to date - Synchronize Client to Serv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4</text:p>
          </table:table-cell>
          <table:table-cell table:style-name="ce4" office:value-type="string">
            <text:p>Task - - New version on Client and Server - Client more up to date - Synchronize Client to Serv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5</text:p>
          </table:table-cell>
          <table:table-cell table:style-name="ce4" office:value-type="string">
            <text:p>Contact deleted on Client and updated on Server - Client more up to date - Synchronize - is going to be deleted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6</text:p>
          </table:table-cell>
          <table:table-cell table:style-name="ce4" office:value-type="string">
            <text:p>Calendar Entry deleted on Client and updated on Server - Client more up to date - Synchronize - is going to be deleted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7</text:p>
          </table:table-cell>
          <table:table-cell table:style-name="ce4" office:value-type="string">
            <text:p>Task deleted on Client and updated on Server - Client more up to date - Synchronize - is going to be deleted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8</text:p>
          </table:table-cell>
          <table:table-cell table:style-name="ce4" office:value-type="string">
            <text:p>Contact deleted on Client and updated on Server - Server more up to date - Synchronize - upload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19</text:p>
          </table:table-cell>
          <table:table-cell table:style-name="ce4" office:value-type="string">
            <text:p>Calendar Entry deleted on Client and updated on Server - Server more up to date - Synchronize - upload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20</text:p>
          </table:table-cell>
          <table:table-cell table:style-name="ce4" office:value-type="string">
            <text:p>Task deleted on Client and updated on Server - Server more up to date - Synchronize - upload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21</text:p>
          </table:table-cell>
          <table:table-cell table:style-name="ce4" office:value-type="string">
            <text:p>Contact deleted on Client und already on Server - Synchronize - Contact deleted from local fold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22</text:p>
          </table:table-cell>
          <table:table-cell table:style-name="ce4" office:value-type="string">
            <text:p>Calendar Entry deleted on Client und already on Server - Synchronize - Calendar Entry deleted from local fold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23</text:p>
          </table:table-cell>
          <table:table-cell table:style-name="ce4" office:value-type="string">
            <text:p>Task deleted on Client und already on Server - Synchronize - Task deleted from local folder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3.24</text:p>
          </table:table-cell>
          <table:table-cell table:style-name="ce4" office:value-type="string">
            <text:p>Verify language support of SyncKolab Tool</text:p>
          </table:table-cell>
          <table:table-cell table:style-name="ce4" table:number-columns-repeated="2"/>
          <table:table-cell table:style-name="ce12"/>
          <table:table-cell table:style-name="ce16" table:content-validation-name="val3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3">
        <table:table-column table:style-name="co1" table:default-cell-style-name="Default"/>
        <table:table-column table:style-name="co7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1" table:default-cell-style-name="ce9"/>
        <table:table-column table:style-name="co4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est Case #</text:p>
          </table:table-cell>
          <table:table-cell table:style-name="ce17" office:value-type="string">
            <text:p>Decription</text:p>
          </table:table-cell>
          <table:table-cell table:style-name="ce8" office:value-type="string">
            <text:p>Assigned</text:p>
          </table:table-cell>
          <table:table-cell table:style-name="ce8" office:value-type="string">
            <text:p>Bug#</text:p>
          </table:table-cell>
          <table:table-cell table:style-name="ce10" office:value-type="string">
            <text:p>Execution Date</text:p>
          </table:table-cell>
          <table:table-cell table:style-name="ce13" office:value-type="string">
            <text:p>Status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>
            <text:p>4.1.1</text:p>
          </table:table-cell>
          <table:table-cell table:style-name="ce3" office:value-type="string">
            <text:p>Create new Config</text:p>
          </table:table-cell>
          <table:table-cell table:style-name="ce3" table:number-columns-repeated="2"/>
          <table:table-cell table:style-name="ce11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1.2</text:p>
          </table:table-cell>
          <table:table-cell table:style-name="ce4" office:value-type="string">
            <text:p>Delete existing Config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2.1</text:p>
          </table:table-cell>
          <table:table-cell table:style-name="ce4" office:value-type="string">
            <text:p>Update configured Adressbook and sync Contact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2.2</text:p>
          </table:table-cell>
          <table:table-cell table:style-name="ce4" office:value-type="string">
            <text:p>Update configured Folder and sync Contact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2.3</text:p>
          </table:table-cell>
          <table:table-cell table:style-name="ce4" office:value-type="string">
            <text:p>Update "write to imap account" and sync Contact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2.4</text:p>
          </table:table-cell>
          <table:table-cell table:style-name="ce4" office:value-type="string">
            <text:p>Update "synchronize" checkbox and sync Contact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2.5</text:p>
          </table:table-cell>
          <table:table-cell table:style-name="ce4" office:value-type="string">
            <text:p>Update format and sync Contact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3.1</text:p>
          </table:table-cell>
          <table:table-cell table:style-name="ce4" office:value-type="string">
            <text:p>Update configured Calendar and sync Calendar Entrie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3.2</text:p>
          </table:table-cell>
          <table:table-cell table:style-name="ce4" office:value-type="string">
            <text:p>Update configured Folder and sync Calendar Entrie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3.3</text:p>
          </table:table-cell>
          <table:table-cell table:style-name="ce4" office:value-type="string">
            <text:p>Update "write to imap account" and sync Calendar Entrie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3.4</text:p>
          </table:table-cell>
          <table:table-cell table:style-name="ce4" office:value-type="string">
            <text:p>Update "synchronize" checkbox and sync Calendar Entrie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3.5</text:p>
          </table:table-cell>
          <table:table-cell table:style-name="ce4" office:value-type="string">
            <text:p>Update format and sync Calendar Entrie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4.1</text:p>
          </table:table-cell>
          <table:table-cell table:style-name="ce4" office:value-type="string">
            <text:p>Update configured Task list and sync Task'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4.2</text:p>
          </table:table-cell>
          <table:table-cell table:style-name="ce4" office:value-type="string">
            <text:p>Update configured Folder and sync Task'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4.3</text:p>
          </table:table-cell>
          <table:table-cell table:style-name="ce4" office:value-type="string">
            <text:p>Update "write to imap account" and sync Task'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4.4</text:p>
          </table:table-cell>
          <table:table-cell table:style-name="ce4" office:value-type="string">
            <text:p>Update "synchronize" checkbox and sync Task'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4.5</text:p>
          </table:table-cell>
          <table:table-cell table:style-name="ce4" office:value-type="string">
            <text:p>Update format and sync Task's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5.1</text:p>
          </table:table-cell>
          <table:table-cell table:style-name="ce4" office:value-type="string">
            <text:p>Update "Statuswindow" Checkbox and sync folder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4.5.2</text:p>
          </table:table-cell>
          <table:table-cell table:style-name="ce4" office:value-type="string">
            <text:p>Update Sync-Intervall and wait for sync</text:p>
          </table:table-cell>
          <table:table-cell table:style-name="ce4" table:number-columns-repeated="2"/>
          <table:table-cell table:style-name="ce12"/>
          <table:table-cell table:style-name="ce20" table:content-validation-name="val4" office:value-type="string">
            <text:p>NoRun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4"/>
          <table:table-cell table:content-validation-name="val5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8"/>
          <table:table-cell table:style-name="ce19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FieldsVCard" table:style-name="ta4">
        <office:forms form:automatic-focus="false" form:apply-design-mode="false"/>
        <table:table-column table:style-name="co1" table:default-cell-style-name="Default"/>
        <table:table-column table:style-name="co15" table:default-cell-style-name="ce1"/>
        <table:table-column table:style-name="co11" table:default-cell-style-name="ce9"/>
        <table:table-column table:style-name="co16" table:default-cell-style-name="ce1"/>
        <table:table-column table:style-name="co4" table:default-cell-style-name="ce2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Fields</text:p>
          </table:table-cell>
          <table:table-cell table:style-name="ce10" office:value-type="string">
            <text:p>Execution Date</text:p>
          </table:table-cell>
          <table:table-cell table:style-name="ce8" office:value-type="string">
            <text:p>Bug#</text:p>
          </table:table-cell>
          <table:table-cell table:style-name="ce13" office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First Name</text:p>
          </table:table-cell>
          <table:table-cell table:style-name="ce11"/>
          <table:table-cell table:style-name="ce3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Last Nam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isplay Nam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Nicknam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Email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dditional Email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Screen Nam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hone Work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hone Hom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hone Mobil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Fax 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ager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Adress Field1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Adress Field2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City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State/Provinc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ZIP/Postal Cod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Country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Web Pag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Titl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Department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Organization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Address Field1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Address Field2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City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State/Provinc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ZIP/Postal Cod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Country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Web Page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1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2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3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4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Notes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Down: Prefers to receive messages formatted as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Allow remote images inHTML mail</text:p>
          </table:table-cell>
          <table:table-cell table:style-name="ce12"/>
          <table:table-cell table:style-name="ce4"/>
          <table:table-cell table:style-name="ce22" table:content-validation-name="val6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_FilterDatabase" table:base-cell-address="$BaselineTest.$A$1" table:expression="[$ContactFieldsVCard.$J$2:.$J$5]"/>
        </table:named-expressions>
      </table:table>
      <table:table table:name="ContactFieldsXML" table:style-name="ta5">
        <office:forms form:automatic-focus="false" form:apply-design-mode="false"/>
        <table:table-column table:style-name="co1" table:default-cell-style-name="Default"/>
        <table:table-column table:style-name="co15" table:default-cell-style-name="ce1"/>
        <table:table-column table:style-name="co11" table:default-cell-style-name="ce9"/>
        <table:table-column table:style-name="co16" table:default-cell-style-name="ce1"/>
        <table:table-column table:style-name="co4" table:default-cell-style-name="ce2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Fields</text:p>
          </table:table-cell>
          <table:table-cell table:style-name="ce10" office:value-type="string">
            <text:p>Execution Date</text:p>
          </table:table-cell>
          <table:table-cell table:style-name="ce8" office:value-type="string">
            <text:p>Bug#</text:p>
          </table:table-cell>
          <table:table-cell table:style-name="ce13" office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First Name</text:p>
          </table:table-cell>
          <table:table-cell table:style-name="ce11"/>
          <table:table-cell table:style-name="ce3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Last Nam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isplay Nam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Nicknam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Email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dditional Email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Screen Nam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hone Work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hone Hom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hone Mobil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Fax 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Pager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Adress Field1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Adress Field2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City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State/Provinc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ZIP/Postal Cod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Country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ome Web Pag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Titl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Department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Organization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Address Field1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Address Field2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City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State/Provinc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ZIP/Postal Cod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Country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ork Web Page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1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2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3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ustom 4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Notes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Down: Prefers to receive messages formatted as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Allow remote images inHTML mail</text:p>
          </table:table-cell>
          <table:table-cell table:style-name="ce12"/>
          <table:table-cell table:style-name="ce4"/>
          <table:table-cell table:style-name="ce23" table:content-validation-name="val7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_FilterDatabase" table:base-cell-address="$BaselineTest.$A$1" table:expression="[$ContactFieldsXML.$J$2:.$J$5]"/>
        </table:named-expressions>
      </table:table>
      <table:table table:name="CalendarFieldsICal" table:style-name="ta6">
        <office:forms form:automatic-focus="false" form:apply-design-mode="false"/>
        <table:table-column table:style-name="co1" table:default-cell-style-name="Default"/>
        <table:table-column table:style-name="co15" table:default-cell-style-name="ce1"/>
        <table:table-column table:style-name="co11" table:default-cell-style-name="ce9"/>
        <table:table-column table:style-name="co16" table:default-cell-style-name="ce1"/>
        <table:table-column table:style-name="co4" table:default-cell-style-name="ce2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Fields</text:p>
          </table:table-cell>
          <table:table-cell table:style-name="ce10" office:value-type="string">
            <text:p>Execution Date</text:p>
          </table:table-cell>
          <table:table-cell table:style-name="ce8" office:value-type="string">
            <text:p>Bug#</text:p>
          </table:table-cell>
          <table:table-cell table:style-name="ce13" office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Title</text:p>
          </table:table-cell>
          <table:table-cell table:style-name="ce11"/>
          <table:table-cell table:style-name="ce3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Location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From Date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From Time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o Date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o Time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Calendar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1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2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3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URL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All 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Repeat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vac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orit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Status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larm Custom input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 Custom 1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 Custom 2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Occurs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adio Button: Repeat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epeat for x occurrence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eekly Every x weeks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Mon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Tues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Wednes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Thurs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Fri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Satur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Sunday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Down: Prefers to receive messages formatted as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Allow remote images inHTML mail</text:p>
          </table:table-cell>
          <table:table-cell table:style-name="ce12"/>
          <table:table-cell table:style-name="ce4"/>
          <table:table-cell table:style-name="ce24" table:content-validation-name="val8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_FilterDatabase" table:base-cell-address="$BaselineTest.$A$1" table:expression="[$CalendarFieldsICal.$J$2:.$J$5]"/>
        </table:named-expressions>
      </table:table>
      <table:table table:name="CalendarFieldsXML" table:style-name="ta7">
        <table:table-column table:style-name="co1" table:default-cell-style-name="Default"/>
        <table:table-column table:style-name="co15" table:default-cell-style-name="ce1"/>
        <table:table-column table:style-name="co11" table:default-cell-style-name="ce9"/>
        <table:table-column table:style-name="co16" table:default-cell-style-name="ce1"/>
        <table:table-column table:style-name="co4" table:default-cell-style-name="ce2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Fields</text:p>
          </table:table-cell>
          <table:table-cell table:style-name="ce10" office:value-type="string">
            <text:p>Execution Date</text:p>
          </table:table-cell>
          <table:table-cell table:style-name="ce8" office:value-type="string">
            <text:p>Bug#</text:p>
          </table:table-cell>
          <table:table-cell table:style-name="ce13" office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Title</text:p>
          </table:table-cell>
          <table:table-cell table:style-name="ce11"/>
          <table:table-cell table:style-name="ce3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Location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From Date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From Time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o Date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o Time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Calendar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1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2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3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URL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All 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Repeat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vac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orit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Status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larm Custom input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 Custom 1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 Custom 2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Occurs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adio Button: Repeat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epeat for x occurrence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Weekly Every x weeks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Mon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Tues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Wednes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Thurs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Fri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Satur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Weekly Sunday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Down: Prefers to receive messages formatted as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Allow remote images inHTML mail</text:p>
          </table:table-cell>
          <table:table-cell table:style-name="ce12"/>
          <table:table-cell table:style-name="ce4"/>
          <table:table-cell table:style-name="ce25" table:content-validation-name="val9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_FilterDatabase" table:base-cell-address="$BaselineTest.$A$1" table:expression="[$CalendarFieldsXML.$J$2:.$J$5]"/>
        </table:named-expressions>
      </table:table>
      <table:table table:name="TaskFieldICal" table:style-name="ta8">
        <table:table-column table:style-name="co1" table:default-cell-style-name="Default"/>
        <table:table-column table:style-name="co15" table:default-cell-style-name="ce1"/>
        <table:table-column table:style-name="co11" table:default-cell-style-name="ce9"/>
        <table:table-column table:style-name="co16" table:default-cell-style-name="ce1"/>
        <table:table-column table:style-name="co4" table:default-cell-style-name="ce2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Fields</text:p>
          </table:table-cell>
          <table:table-cell table:style-name="ce10" office:value-type="string">
            <text:p>Execution Date</text:p>
          </table:table-cell>
          <table:table-cell table:style-name="ce8" office:value-type="string">
            <text:p>Bug#</text:p>
          </table:table-cell>
          <table:table-cell table:style-name="ce13" office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Title</text:p>
          </table:table-cell>
          <table:table-cell table:style-name="ce11"/>
          <table:table-cell table:style-name="ce3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Location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Date 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ate 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ime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Due Date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ate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ime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Calendar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1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2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3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URL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Repeat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vacy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ority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Status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ompleted on Date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% complete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Occurs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adio Button: Repeat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epeat until date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Monthly Every x months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adio Button : of the month</text:p>
          </table:table-cell>
          <table:table-cell table:style-name="ce12"/>
          <table:table-cell table:style-name="ce4"/>
          <table:table-cell table:style-name="ce26" table:content-validation-name="val10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_FilterDatabase" table:base-cell-address="$BaselineTest.$A$1" table:expression="[$TaskFieldICal.$J$2:.$J$5]"/>
        </table:named-expressions>
      </table:table>
      <table:table table:name="TaskFieldsXML" table:style-name="ta9">
        <table:table-column table:style-name="co1" table:default-cell-style-name="Default"/>
        <table:table-column table:style-name="co15" table:default-cell-style-name="ce1"/>
        <table:table-column table:style-name="co11" table:default-cell-style-name="ce9"/>
        <table:table-column table:style-name="co16" table:default-cell-style-name="ce1"/>
        <table:table-column table:style-name="co4" table:default-cell-style-name="ce2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Fields</text:p>
          </table:table-cell>
          <table:table-cell table:style-name="ce10" office:value-type="string">
            <text:p>Execution Date</text:p>
          </table:table-cell>
          <table:table-cell table:style-name="ce8" office:value-type="string">
            <text:p>Bug#</text:p>
          </table:table-cell>
          <table:table-cell table:style-name="ce13" office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Title</text:p>
          </table:table-cell>
          <table:table-cell table:style-name="ce11"/>
          <table:table-cell table:style-name="ce3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Location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Date 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ate 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ime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Due Date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ate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Time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Calendar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1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2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Attendees 3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URL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heckbox: Repeat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vacy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Priority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Alarm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Status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Completed on Date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% complete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rop Down: Occurs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adio Button: Repeat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epeat until date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Monthly Every x months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Radio Button : of the month</text:p>
          </table:table-cell>
          <table:table-cell table:style-name="ce12"/>
          <table:table-cell table:style-name="ce4"/>
          <table:table-cell table:style-name="ce27" table:content-validation-name="val11" office:value-type="string">
            <text:p>NoRun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pan text:style-name="T1"><text:a xlink:href="http://synckolab.mozdev.org/bugs.html">http://synckolab.mozdev.org/bugs.html</text:a></text:span>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_FilterDatabase" table:base-cell-address="$BaselineTest.$A$1" table:expression="[$TaskFieldsXML.$J$2:.$J$5]"/>
        </table:named-expressions>
      </table:table>
      <table:table table:name="Status" table:style-name="ta10">
        <office:forms form:automatic-focus="false" form:apply-design-mode="false"/>
        <table:table-column table:style-name="co17" table:default-cell-style-name="ce28"/>
        <table:table-column table:style-name="co18" table:default-cell-style-name="ce28"/>
        <table:table-column table:style-name="co19" table:number-columns-repeated="1022" table:default-cell-style-name="Default"/>
        <table:table-row table:style-name="ro2">
          <table:table-cell office:value-type="string">
            <text:p>NoRun</text:p>
          </table:table-cell>
          <table:table-cell office:value-type="string">
            <text:p>NoRu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locked</text:p>
          </table:table-cell>
          <table:table-cell table:style-name="ce29" office:value-type="string">
            <text:p>Failed</text:p>
          </table:table-cell>
          <table:table-cell table:number-columns-repeated="1022"/>
        </table:table-row>
        <table:table-row table:style-name="ro2">
          <table:table-cell table:style-name="ce30" office:value-type="string">
            <text:p>Passed</text:p>
          </table:table-cell>
          <table:table-cell table:style-name="ce31" office:value-type="string">
            <text:p>NotSupported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30" office:value-type="string">
            <text:p>Passed</text:p>
          </table:table-cell>
          <table:table-cell table:number-columns-repeated="1022"/>
        </table:table-row>
      </table:table>
      <table:named-expressions>
        <table:named-range table:name="Status" table:base-cell-address="$BaselineTest.$A$1" table:cell-range-address="$Status.$A$1:.$A$3"/>
        <table:named-range table:name="StatusField" table:base-cell-address="$BaselineTest.$A$1" table:cell-range-address="$Status.$B$1: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number:text>-€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style:text-properties fo:color="#ff0000"/>
      <number:text>-€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number number: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Ja</number:text>
    </number:number-style>
    <number:number-style style:name="N132P1" style:volatile="true">
      <number:text>Ja</number:text>
    </number:number-style>
    <number:number-style style:name="N132">
      <number:text>Nein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Wahr</number:text>
    </number:number-style>
    <number:number-style style:name="N133P1" style:volatile="true">
      <number:text>Wahr</number:text>
    </number:number-style>
    <number:number-style style:name="N133">
      <number:text>Falsch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Ein</number:text>
    </number:number-style>
    <number:number-style style:name="N134P1" style:volatile="true">
      <number:text>Ein</number:text>
    </number:number-style>
    <number:number-style style:name="N134">
      <number:text>Aus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date-style style:name="N10108" number:language="de" number:country="AT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8080"/>
    </style:style>
    <style:style style:name="Excel_5f_CondFormat_5f_1_5f_1_5f_2" style:display-name="Excel_CondFormat_1_1_2" style:family="table-cell" style:parent-style-name="Default">
      <style:table-cell-properties fo:background-color="#ccffcc"/>
    </style:style>
    <style:style style:name="Excel_5f_CondFormat_5f_1_5f_1_5f_3" style:display-name="Excel_CondFormat_1_1_3" style:family="table-cell" style:parent-style-name="Default">
      <style:table-cell-properties fo:background-color="#ccffff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ff8080"/>
    </style:style>
    <style:style style:name="Excel_5f_CondFormat_5f_2_5f_1_5f_2" style:display-name="Excel_CondFormat_2_1_2" style:family="table-cell" style:parent-style-name="Default">
      <style:table-cell-properties fo:background-color="#ccffcc"/>
    </style:style>
    <style:style style:name="Excel_5f_CondFormat_5f_2_5f_1_5f_3" style:display-name="Excel_CondFormat_2_1_3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ff8080"/>
    </style:style>
    <style:style style:name="Excel_5f_CondFormat_5f_3_5f_1_5f_2" style:display-name="Excel_CondFormat_3_1_2" style:family="table-cell" style:parent-style-name="Default">
      <style:table-cell-properties fo:background-color="#ccffcc"/>
    </style:style>
    <style:style style:name="Excel_5f_CondFormat_5f_3_5f_1_5f_3" style:display-name="Excel_CondFormat_3_1_3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ff8080"/>
    </style:style>
    <style:style style:name="Excel_5f_CondFormat_5f_4_5f_1_5f_2" style:display-name="Excel_CondFormat_4_1_2" style:family="table-cell" style:parent-style-name="Default">
      <style:table-cell-properties fo:background-color="#ccffcc"/>
    </style:style>
    <style:style style:name="Excel_5f_CondFormat_5f_4_5f_1_5f_3" style:display-name="Excel_CondFormat_4_1_3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ff8080"/>
    </style:style>
    <style:style style:name="Excel_5f_CondFormat_5f_5_5f_1_5f_2" style:display-name="Excel_CondFormat_5_1_2" style:family="table-cell" style:parent-style-name="Default">
      <style:table-cell-properties fo:background-color="#ccffcc"/>
    </style:style>
    <style:style style:name="Excel_5f_CondFormat_5f_5_5f_1_5f_3" style:display-name="Excel_CondFormat_5_1_3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ff8080"/>
    </style:style>
    <style:style style:name="Excel_5f_CondFormat_5f_6_5f_1_5f_2" style:display-name="Excel_CondFormat_6_1_2" style:family="table-cell" style:parent-style-name="Default">
      <style:table-cell-properties fo:background-color="#ccffcc"/>
    </style:style>
    <style:style style:name="Excel_5f_CondFormat_5f_6_5f_1_5f_3" style:display-name="Excel_CondFormat_6_1_3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ff8080"/>
    </style:style>
    <style:style style:name="Excel_5f_CondFormat_5f_7_5f_1_5f_2" style:display-name="Excel_CondFormat_7_1_2" style:family="table-cell" style:parent-style-name="Default">
      <style:table-cell-properties fo:background-color="#ccffcc"/>
    </style:style>
    <style:style style:name="Excel_5f_CondFormat_5f_7_5f_1_5f_3" style:display-name="Excel_CondFormat_7_1_3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ff8080"/>
    </style:style>
    <style:style style:name="Excel_5f_CondFormat_5f_8_5f_1_5f_2" style:display-name="Excel_CondFormat_8_1_2" style:family="table-cell" style:parent-style-name="Default">
      <style:table-cell-properties fo:background-color="#ccffcc"/>
    </style:style>
    <style:style style:name="Excel_5f_CondFormat_5f_8_5f_1_5f_3" style:display-name="Excel_CondFormat_8_1_3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ff8080"/>
    </style:style>
    <style:style style:name="Excel_5f_CondFormat_5f_9_5f_1_5f_2" style:display-name="Excel_CondFormat_9_1_2" style:family="table-cell" style:parent-style-name="Default">
      <style:table-cell-properties fo:background-color="#ccffcc"/>
    </style:style>
    <style:style style:name="Excel_5f_CondFormat_5f_9_5f_1_5f_3" style:display-name="Excel_CondFormat_9_1_3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3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lineTest" style:display-name="PageStyle_Baseline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ancedSzenarios" style:display-name="PageStyle_AdvancedSzena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FieldsVCard" style:display-name="PageStyle_ContactFieldsVC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FieldsXML" style:display-name="PageStyle_ContactFieldsX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FieldsICal" style:display-name="PageStyle_CalendarFields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FieldsXML" style:display-name="PageStyle_CalendarFieldsX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FieldICal" style:display-name="PageStyle_TaskField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FieldsXML" style:display-name="PageStyle_TaskFieldsX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" style:display-name="PageStyle_Statu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rli</meta:initial-creator>
    <meta:creation-date>2007-05-25T09:52:06</meta:creation-date>
    <dc:creator>nberger</dc:creator>
    <dc:date>2007-06-11T14:13:27</dc:date>
    <meta:document-statistic meta:table-count="10" meta:cell-count="616" meta:object-count="0"/>
    <meta:generator>LibreOffice/3.4$Linux LibreOffice_project/340m1$Build-402</meta:generator>
  </office:meta>
</office:document-meta>
</file>